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roman" style:font-pitch="variable"/>
    <style:font-face style:name="David" svg:font-family="David" style:font-family-generic="roman" style:font-pitch="variable"/>
    <style:font-face style:name="David CLM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riam" svg:font-family="Miriam" style:font-family-generic="system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Heading_20_1">
      <style:paragraph-properties fo:line-height="100%"/>
      <style:text-properties style:use-window-font-color="true" loext:opacity="0%" officeooo:rsid="04af6545" officeooo:paragraph-rsid="04af6545"/>
    </style:style>
    <style:style style:name="P2" style:family="paragraph" style:parent-style-name="Text_20_body">
      <style:paragraph-properties fo:line-height="100%"/>
      <style:text-properties style:use-window-font-color="true" loext:opacity="0%" officeooo:rsid="04af6545" officeooo:paragraph-rsid="06b7f91d"/>
    </style:style>
    <style:style style:name="P3" style:family="paragraph" style:parent-style-name="Heading_20_2">
      <style:paragraph-properties fo:margin-top="0in" fo:margin-bottom="0.0181in" style:contextual-spacing="false" fo:line-height="100%"/>
      <style:text-properties style:use-window-font-color="true" loext:opacity="0%" style:font-name="Courier New" fo:font-size="10pt" officeooo:paragraph-rsid="06b7f91d" style:font-size-asian="10pt" style:font-size-complex="10pt"/>
    </style:style>
    <style:style style:name="P4" style:family="paragraph" style:parent-style-name="Heading_20_2">
      <style:text-properties style:use-window-font-color="true" loext:opacity="0%" officeooo:paragraph-rsid="06cfaf08"/>
    </style:style>
    <style:style style:name="P5" style:family="paragraph" style:parent-style-name="Text_20_body">
      <style:paragraph-properties fo:line-height="100%"/>
      <style:text-properties style:use-window-font-color="true" loext:opacity="0%" style:font-name="Monospace" officeooo:rsid="06a276ec" officeooo:paragraph-rsid="06cfaf08" style:font-size-asian="10.5pt" style:font-name-complex="David CLM" style:font-weight-complex="normal"/>
    </style:style>
    <style:style style:name="P6" style:family="paragraph" style:parent-style-name="Text_20_body">
      <style:paragraph-properties fo:line-height="100%" fo:text-align="start" style:justify-single-word="false" style:writing-mode="lr-tb"/>
      <style:text-properties style:use-window-font-color="true" loext:opacity="0%" style:font-name="Monospace" officeooo:rsid="06a276ec" officeooo:paragraph-rsid="06cfaf08" style:font-size-asian="10.5pt" style:font-name-complex="David CLM" style:font-weight-complex="normal"/>
    </style:style>
    <style:style style:name="P7" style:family="paragraph" style:parent-style-name="Heading_20_2">
      <style:text-properties style:use-window-font-color="true" loext:opacity="0%" officeooo:paragraph-rsid="06d0e326"/>
    </style:style>
    <style:style style:name="P8" style:family="paragraph" style:parent-style-name="Text_20_body">
      <style:paragraph-properties fo:text-align="end" style:justify-single-word="false" style:writing-mode="rl-tb"/>
      <style:text-properties style:use-window-font-color="true" loext:opacity="0%" officeooo:paragraph-rsid="06d0e326"/>
    </style:style>
    <style:style style:name="P9" style:family="paragraph" style:parent-style-name="Text_20_body">
      <style:paragraph-properties fo:text-align="end" style:justify-single-word="false" style:writing-mode="rl-tb"/>
      <style:text-properties style:use-window-font-color="true" loext:opacity="0%" style:text-position="0% 100%" style:font-name="Monospace" officeooo:rsid="0694787f" officeooo:paragraph-rsid="06d0e326" style:font-size-asian="10.5pt" style:font-name-complex="David CLM" style:font-weight-complex="normal"/>
    </style:style>
    <style:style style:name="P10" style:family="paragraph" style:parent-style-name="Text_20_body">
      <style:paragraph-properties fo:text-align="start" style:justify-single-word="false" style:writing-mode="lr-tb"/>
      <style:text-properties style:use-window-font-color="true" loext:opacity="0%" officeooo:rsid="0694787f" officeooo:paragraph-rsid="06d0e326"/>
    </style:style>
    <style:style style:name="P11" style:family="paragraph" style:parent-style-name="Text_20_body">
      <style:paragraph-properties fo:text-align="end" style:justify-single-word="false" style:writing-mode="rl-tb"/>
      <style:text-properties style:use-window-font-color="true" loext:opacity="0%" officeooo:rsid="0694787f" officeooo:paragraph-rsid="06d0e326"/>
    </style:style>
    <style:style style:name="P12" style:family="paragraph" style:parent-style-name="Heading_20_2">
      <style:text-properties style:use-window-font-color="true" loext:opacity="0%" officeooo:paragraph-rsid="06d111e0"/>
    </style:style>
    <style:style style:name="P13" style:family="paragraph" style:parent-style-name="Text_20_body">
      <style:paragraph-properties fo:line-height="100%"/>
      <style:text-properties style:use-window-font-color="true" loext:opacity="0%" style:font-name="Monospace" officeooo:rsid="0696a3d1" officeooo:paragraph-rsid="06d111e0" style:font-size-asian="10.5pt" style:font-name-complex="David CLM" style:font-weight-complex="normal"/>
    </style:style>
    <style:style style:name="P14" style:family="paragraph" style:parent-style-name="Text_20_body">
      <style:paragraph-properties fo:line-height="100%" fo:text-align="start" style:justify-single-word="false" style:writing-mode="lr-tb"/>
      <style:text-properties style:use-window-font-color="true" loext:opacity="0%" style:font-name="Monospace" officeooo:rsid="0696a3d1" officeooo:paragraph-rsid="06d111e0" style:font-size-asian="10.5pt" style:font-name-complex="David CLM" style:font-weight-complex="normal"/>
    </style:style>
    <style:style style:name="P15" style:family="paragraph" style:parent-style-name="Text_20_body">
      <style:paragraph-properties fo:line-height="100%" fo:text-align="start" style:justify-single-word="false" style:writing-mode="lr-tb"/>
      <style:text-properties style:use-window-font-color="true" loext:opacity="0%" officeooo:paragraph-rsid="06d390eb"/>
    </style:style>
    <style:style style:name="P16" style:family="paragraph" style:parent-style-name="Text_20_body">
      <style:paragraph-properties fo:line-height="100%" fo:text-align="start" style:justify-single-word="false" style:writing-mode="lr-tb"/>
      <style:text-properties style:use-window-font-color="true" loext:opacity="0%" officeooo:paragraph-rsid="06d1d49b"/>
    </style:style>
    <style:style style:name="P17" style:family="paragraph" style:parent-style-name="Text_20_body">
      <style:paragraph-properties fo:line-height="100%" fo:text-align="start" style:justify-single-word="false" style:writing-mode="lr-tb"/>
      <style:text-properties style:use-window-font-color="true" loext:opacity="0%" style:font-name="Monospace" officeooo:rsid="0696a3d1" officeooo:paragraph-rsid="06d1d49b" style:font-size-asian="10.5pt" style:font-name-complex="David CLM" style:font-weight-complex="normal"/>
    </style:style>
    <style:style style:name="P18" style:family="paragraph" style:parent-style-name="Text_20_body">
      <style:paragraph-properties fo:line-height="100%" fo:text-align="end" style:justify-single-word="false" style:writing-mode="rl-tb"/>
      <style:text-properties style:use-window-font-color="true" loext:opacity="0%" style:font-name="Monospace" officeooo:rsid="06d5cdac" officeooo:paragraph-rsid="06d5cdac" style:font-size-asian="10.5pt" style:font-name-complex="David CLM" style:font-weight-complex="normal"/>
    </style:style>
    <style:style style:name="P19" style:family="paragraph" style:parent-style-name="Text_20_body">
      <style:paragraph-properties fo:line-height="100%" fo:text-align="start" style:justify-single-word="false" style:writing-mode="lr-tb"/>
      <style:text-properties style:use-window-font-color="true" loext:opacity="0%" style:font-name="Monospace" officeooo:rsid="06d5cdac" officeooo:paragraph-rsid="06d5cdac" style:font-size-asian="10.5pt" style:font-name-complex="David CLM" style:font-weight-complex="normal"/>
    </style:style>
    <style:style style:name="P20" style:family="paragraph" style:parent-style-name="Heading_20_2">
      <style:text-properties style:use-window-font-color="true" loext:opacity="0%" style:font-name="Monospace" officeooo:rsid="069f2fb2" officeooo:paragraph-rsid="06d111e0" style:font-size-asian="10.5pt" style:font-name-complex="David CLM" style:font-weight-complex="normal"/>
    </style:style>
    <style:style style:name="P21" style:family="paragraph" style:parent-style-name="Heading_20_2">
      <style:text-properties style:use-window-font-color="true" loext:opacity="0%" officeooo:paragraph-rsid="069b8824"/>
    </style:style>
    <style:style style:name="P22" style:family="paragraph" style:parent-style-name="Text_20_body">
      <style:text-properties style:use-window-font-color="true" loext:opacity="0%" officeooo:paragraph-rsid="06a3b5fc"/>
    </style:style>
    <style:style style:name="P23" style:family="paragraph" style:parent-style-name="Text_20_body">
      <style:paragraph-properties fo:text-align="start" style:justify-single-word="false" style:writing-mode="lr-tb"/>
      <style:text-properties style:use-window-font-color="true" loext:opacity="0%" officeooo:rsid="06a3b5fc" officeooo:paragraph-rsid="06a551b0"/>
    </style:style>
    <style:style style:name="P24" style:family="paragraph" style:parent-style-name="Text_20_body">
      <style:paragraph-properties fo:text-align="start" style:justify-single-word="false" style:writing-mode="lr-tb"/>
      <style:text-properties style:use-window-font-color="true" loext:opacity="0%" officeooo:paragraph-rsid="06a551b0"/>
    </style:style>
    <style:style style:name="P25" style:family="paragraph" style:parent-style-name="Text_20_body">
      <style:text-properties style:use-window-font-color="true" loext:opacity="0%" fo:font-weight="normal" officeooo:rsid="06869a0a" officeooo:paragraph-rsid="06a3b5fc" style:font-weight-asian="normal" style:font-weight-complex="normal"/>
    </style:style>
    <style:style style:name="P26" style:family="paragraph" style:parent-style-name="Text_20_body">
      <style:paragraph-properties fo:line-height="100%"/>
      <style:text-properties style:use-window-font-color="true" loext:opacity="0%" officeooo:rsid="06dd2ff2" officeooo:paragraph-rsid="06dd2ff2"/>
    </style:style>
    <style:style style:name="P27" style:family="paragraph" style:parent-style-name="Text_20_body">
      <style:paragraph-properties fo:line-height="100%"/>
      <style:text-properties style:use-window-font-color="true" loext:opacity="0%" style:font-name="Monospace" fo:font-weight="normal" officeooo:rsid="06de1592" officeooo:paragraph-rsid="06de1592" style:font-size-asian="10.5pt" style:font-weight-asian="normal" style:font-name-complex="David CLM" style:font-weight-complex="normal"/>
    </style:style>
    <style:style style:name="P28" style:family="paragraph" style:parent-style-name="Text_20_body">
      <style:paragraph-properties fo:line-height="100%"/>
      <style:text-properties style:use-window-font-color="true" loext:opacity="0%" officeooo:rsid="06de1592" officeooo:paragraph-rsid="06de1592"/>
    </style:style>
    <style:style style:name="P29" style:family="paragraph" style:parent-style-name="Text_20_body">
      <style:paragraph-properties fo:line-height="100%"/>
      <style:text-properties style:use-window-font-color="true" loext:opacity="0%" style:font-name="Monospace" fo:font-weight="normal" officeooo:rsid="068c8d95" officeooo:paragraph-rsid="069b8824" style:font-size-asian="10.5pt" style:font-weight-asian="normal" style:font-name-complex="David CLM" style:font-weight-complex="normal"/>
    </style:style>
    <style:style style:name="P30" style:family="paragraph" style:parent-style-name="Heading_20_2">
      <style:text-properties style:use-window-font-color="true" loext:opacity="0%" officeooo:paragraph-rsid="06d9b299"/>
    </style:style>
    <style:style style:name="P31" style:family="paragraph" style:parent-style-name="Text_20_body">
      <style:text-properties style:use-window-font-color="true" loext:opacity="0%" officeooo:rsid="06d9b299" officeooo:paragraph-rsid="06d9b299"/>
    </style:style>
    <style:style style:name="P32" style:family="paragraph" style:parent-style-name="Text_20_body">
      <style:text-properties style:use-window-font-color="true" loext:opacity="0%" fo:font-weight="normal" officeooo:rsid="06d9b299" officeooo:paragraph-rsid="06d9b299" style:font-weight-asian="normal" style:font-weight-complex="normal"/>
    </style:style>
    <style:style style:name="P33" style:family="paragraph" style:parent-style-name="Heading_20_2">
      <style:text-properties style:use-window-font-color="true" loext:opacity="0%" officeooo:rsid="06d9b299" officeooo:paragraph-rsid="06d9b299"/>
    </style:style>
    <style:style style:name="P34" style:family="paragraph" style:parent-style-name="Text_20_body">
      <style:text-properties style:use-window-font-color="true" loext:opacity="0%" officeooo:paragraph-rsid="06d9b299"/>
    </style:style>
    <style:style style:name="P35" style:family="paragraph" style:parent-style-name="Heading_20_2">
      <style:paragraph-properties fo:line-height="100%"/>
      <style:text-properties style:use-window-font-color="true" loext:opacity="0%" officeooo:paragraph-rsid="06be1eb0"/>
    </style:style>
    <style:style style:name="P36" style:family="paragraph" style:parent-style-name="Standard">
      <style:paragraph-properties fo:line-height="100%"/>
      <style:text-properties style:use-window-font-color="true" loext:opacity="0%" style:font-name="David" fo:language="en" fo:country="US" fo:font-weight="normal" officeooo:rsid="06cbaf94" officeooo:paragraph-rsid="06cbaf94" style:font-size-asian="10.5pt" style:font-weight-asian="normal" style:font-name-complex="David CLM" style:font-weight-complex="normal"/>
    </style:style>
    <style:style style:name="P37" style:family="paragraph" style:parent-style-name="Standard">
      <style:paragraph-properties fo:line-height="100%"/>
      <style:text-properties style:use-window-font-color="true" loext:opacity="0%" officeooo:rsid="06cbaf94" officeooo:paragraph-rsid="06cbaf94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ca075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Monospace" fo:font-size="12pt" fo:font-style="normal" fo:font-weight="normal" officeooo:rsid="06cfaf08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6" style:family="text">
      <style:text-properties style:font-name="Monospace" fo:font-size="12pt" fo:language="en" fo:country="US" fo:font-style="normal" fo:font-weight="normal" officeooo:rsid="0680c1f5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7" style:family="text">
      <style:text-properties fo:font-weight="normal" officeooo:rsid="06a276ec" style:font-weight-asian="normal" style:font-weight-complex="normal"/>
    </style:style>
    <style:style style:name="T8" style:family="text">
      <style:text-properties fo:font-weight="normal" officeooo:rsid="06cfaf08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6ce15b0" style:font-weight-asian="bold" style:font-weight-complex="bold"/>
    </style:style>
    <style:style style:name="T11" style:family="text">
      <style:text-properties officeooo:rsid="06ce15b0"/>
    </style:style>
    <style:style style:name="T12" style:family="text">
      <style:text-properties style:font-name="Monospace" fo:font-size="12pt" fo:language="en" fo:country="US" fo:font-style="normal" fo:font-weight="normal" officeooo:rsid="06a1547d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3" style:family="text">
      <style:text-properties style:font-name="Monospace" fo:font-size="12pt" fo:font-style="normal" fo:font-weight="normal" officeooo:rsid="0694787f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4" style:family="text">
      <style:text-properties style:font-name="Monospace" officeooo:rsid="0694787f" style:font-size-asian="10.5pt" style:font-name-complex="David CLM" style:font-weight-complex="normal"/>
    </style:style>
    <style:style style:name="T15" style:family="text">
      <style:text-properties style:text-position="sub 58%"/>
    </style:style>
    <style:style style:name="T16" style:family="text">
      <style:text-properties style:text-position="0% 100%"/>
    </style:style>
    <style:style style:name="T17" style:family="text">
      <style:text-properties style:text-position="0% 100%" officeooo:rsid="0694787f"/>
    </style:style>
    <style:style style:name="T18" style:family="text">
      <style:text-properties style:text-position="0% 100%" style:font-name="Monospace" officeooo:rsid="06b5811b" style:font-size-asian="10.5pt" style:font-name-complex="David CLM" style:font-weight-complex="normal"/>
    </style:style>
    <style:style style:name="T19" style:family="text">
      <style:text-properties style:text-position="sub 58%" officeooo:rsid="0694787f"/>
    </style:style>
    <style:style style:name="T20" style:family="text">
      <style:text-properties style:text-position="0% 100%" style:font-name="Monospace" officeooo:rsid="0694787f" style:font-size-asian="10.5pt" style:font-name-complex="David CLM" style:font-weight-complex="normal"/>
    </style:style>
    <style:style style:name="T21" style:family="text">
      <style:text-properties style:text-position="0% 100%" style:font-name="Monospace" style:font-size-asian="10.5pt" style:font-name-complex="David CLM" style:font-weight-complex="normal"/>
    </style:style>
    <style:style style:name="T22" style:family="text">
      <style:text-properties style:text-position="sub 58%" style:font-name="Monospace" style:font-size-asian="10.5pt" style:font-name-complex="David CLM" style:font-weight-complex="normal"/>
    </style:style>
    <style:style style:name="T23" style:family="text">
      <style:text-properties style:text-position="0% 100%" style:font-name="Monospace" officeooo:rsid="06a9c81c" style:font-size-asian="10.5pt" style:font-name-complex="David CLM" style:font-weight-complex="normal"/>
    </style:style>
    <style:style style:name="T24" style:family="text">
      <style:text-properties style:text-position="0% 100%" style:font-name="Monospace" officeooo:rsid="0694fe6c" style:font-size-asian="10.5pt" style:font-name-complex="David CLM" style:font-weight-complex="normal"/>
    </style:style>
    <style:style style:name="T25" style:family="text">
      <style:text-properties fo:font-weight="normal" officeooo:rsid="06e4c542" style:font-weight-asian="normal" style:font-weight-complex="normal"/>
    </style:style>
    <style:style style:name="T26" style:family="text">
      <style:text-properties style:font-name="Monospace" fo:font-size="12pt" fo:font-style="normal" fo:font-weight="normal" officeooo:rsid="0696a3d1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27" style:family="text">
      <style:text-properties style:font-name="Monospace" fo:font-size="12pt" fo:font-style="normal" fo:font-weight="normal" officeooo:rsid="06d111e0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28" style:family="text">
      <style:text-properties officeooo:rsid="06d111e0"/>
    </style:style>
    <style:style style:name="T29" style:family="text">
      <style:text-properties style:font-name="Monospace" officeooo:rsid="0696a3d1" style:font-size-asian="10.5pt" style:font-name-complex="David CLM" style:font-weight-complex="normal"/>
    </style:style>
    <style:style style:name="T30" style:family="text">
      <style:text-properties style:font-name="Monospace" officeooo:rsid="06d45771" style:font-size-asian="10.5pt" style:font-name-complex="David CLM" style:font-weight-complex="normal"/>
    </style:style>
    <style:style style:name="T31" style:family="text">
      <style:text-properties style:font-name="Monospace" officeooo:rsid="06d5cdac" style:font-size-asian="10.5pt" style:font-name-complex="David CLM" style:font-weight-complex="normal"/>
    </style:style>
    <style:style style:name="T32" style:family="text">
      <style:text-properties style:font-name="Monospace" officeooo:rsid="06d1d49b" style:font-size-asian="10.5pt" style:font-name-complex="David CLM" style:font-weight-complex="normal"/>
    </style:style>
    <style:style style:name="T33" style:family="text">
      <style:text-properties style:font-name="Monospace" fo:font-size="12pt" fo:font-style="normal" fo:font-weight="normal" officeooo:rsid="069f2fb2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34" style:family="text">
      <style:text-properties style:font-name="Monospace" fo:font-size="12pt" fo:language="en" fo:country="US" fo:font-style="normal" fo:font-weight="normal" officeooo:rsid="06d83080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35" style:family="text">
      <style:text-properties fo:font-weight="normal" officeooo:rsid="0682b543" style:font-weight-asian="normal" style:font-weight-complex="normal"/>
    </style:style>
    <style:style style:name="T36" style:family="text">
      <style:text-properties fo:font-weight="normal" officeooo:rsid="0683ee71" style:font-weight-asian="normal" style:font-weight-complex="normal"/>
    </style:style>
    <style:style style:name="T37" style:family="text">
      <style:text-properties fo:font-weight="normal" officeooo:rsid="0691962d" style:font-weight-asian="normal" style:font-weight-complex="normal"/>
    </style:style>
    <style:style style:name="T38" style:family="text">
      <style:text-properties fo:font-style="italic" fo:font-weight="normal" officeooo:rsid="0683ee71" style:font-style-asian="italic" style:font-weight-asian="normal" style:font-style-complex="italic" style:font-weight-complex="normal"/>
    </style:style>
    <style:style style:name="T39" style:family="text">
      <style:text-properties fo:font-weight="normal" officeooo:rsid="06a3b5fc" style:font-weight-asian="normal" style:font-weight-complex="normal"/>
    </style:style>
    <style:style style:name="T40" style:family="text">
      <style:text-properties fo:font-weight="normal" officeooo:rsid="0684e0d0" style:font-weight-asian="normal" style:font-weight-complex="normal"/>
    </style:style>
    <style:style style:name="T41" style:family="text">
      <style:text-properties style:font-name="Monospace" fo:font-weight="normal" officeooo:rsid="0688b8cc" style:font-size-asian="10.5pt" style:font-weight-asian="normal" style:font-name-complex="David CLM" style:font-weight-complex="normal"/>
    </style:style>
    <style:style style:name="T42" style:family="text">
      <style:text-properties style:text-position="sub 58%" style:font-name="Monospace" fo:font-weight="normal" style:font-size-asian="10.5pt" style:font-weight-asian="normal" style:font-name-complex="David CLM" style:font-weight-complex="normal"/>
    </style:style>
    <style:style style:name="T43" style:family="text">
      <style:text-properties style:font-name="Monospace" fo:font-weight="normal" style:font-size-asian="10.5pt" style:font-weight-asian="normal" style:font-name-complex="David CLM" style:font-weight-complex="normal"/>
    </style:style>
    <style:style style:name="T44" style:family="text">
      <style:text-properties style:font-name="Monospace" fo:font-style="normal" fo:font-weight="normal" style:font-size-asian="10.5pt" style:font-style-asian="normal" style:font-weight-asian="normal" style:font-name-complex="David CLM" style:font-style-complex="normal" style:font-weight-complex="normal"/>
    </style:style>
    <style:style style:name="T45" style:family="text">
      <style:text-properties style:text-position="sub 58%" style:font-name="Monospace" fo:font-style="normal" fo:font-weight="normal" style:font-size-asian="10.5pt" style:font-style-asian="normal" style:font-weight-asian="normal" style:font-name-complex="David CLM" style:font-style-complex="normal" style:font-weight-complex="normal"/>
    </style:style>
    <style:style style:name="T46" style:family="text">
      <style:text-properties style:text-position="0% 100%" style:font-name="Monospace" fo:font-style="normal" fo:font-weight="normal" officeooo:rsid="06a551b0" style:font-size-asian="10.5pt" style:font-style-asian="normal" style:font-weight-asian="normal" style:font-name-complex="David CLM" style:font-style-complex="normal" style:font-weight-complex="normal"/>
    </style:style>
    <style:style style:name="T47" style:family="text">
      <style:text-properties fo:font-weight="normal" officeooo:rsid="06869a0a" style:font-weight-asian="normal" style:font-weight-complex="normal"/>
    </style:style>
    <style:style style:name="T48" style:family="text">
      <style:text-properties style:font-name="Monospace" fo:font-weight="normal" officeooo:rsid="06a3b5fc" style:font-size-asian="10.5pt" style:font-weight-asian="normal" style:font-name-complex="David CLM" style:font-weight-complex="normal"/>
    </style:style>
    <style:style style:name="T49" style:family="text">
      <style:text-properties style:font-name="Monospace" fo:font-weight="normal" officeooo:rsid="06869a0a" style:font-size-asian="10.5pt" style:font-weight-asian="normal" style:font-name-complex="David CLM" style:font-weight-complex="normal"/>
    </style:style>
    <style:style style:name="T50" style:family="text">
      <style:text-properties fo:font-style="italic" fo:font-weight="normal" officeooo:rsid="0688e45f" style:font-style-asian="italic" style:font-weight-asian="normal" style:font-style-complex="italic" style:font-weight-complex="normal"/>
    </style:style>
    <style:style style:name="T51" style:family="text">
      <style:text-properties fo:font-style="normal" fo:font-weight="normal" officeooo:rsid="0688e45f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6a3b5fc" style:font-style-asian="normal" style:font-weight-asian="normal" style:font-style-complex="normal" style:font-weight-complex="normal"/>
    </style:style>
    <style:style style:name="T53" style:family="text">
      <style:text-properties style:font-name="Monospace" fo:font-style="normal" fo:font-weight="normal" officeooo:rsid="0688b8cc" style:font-size-asian="10.5pt" style:font-style-asian="normal" style:font-weight-asian="normal" style:font-name-complex="David CLM" style:font-style-complex="normal" style:font-weight-complex="normal"/>
    </style:style>
    <style:style style:name="T54" style:family="text">
      <style:text-properties style:text-position="sub 58%" style:font-name="Monospace" fo:font-style="normal" fo:font-weight="normal" officeooo:rsid="06a3b5fc" style:font-size-asian="10.5pt" style:font-style-asian="normal" style:font-weight-asian="normal" style:font-name-complex="David CLM" style:font-style-complex="normal" style:font-weight-complex="normal"/>
    </style:style>
    <style:style style:name="T55" style:family="text">
      <style:text-properties style:font-name="Monospace" fo:font-style="normal" fo:font-weight="normal" officeooo:rsid="06a3b5fc" style:font-size-asian="10.5pt" style:font-style-asian="normal" style:font-weight-asian="normal" style:font-name-complex="David CLM" style:font-style-complex="normal" style:font-weight-complex="normal"/>
    </style:style>
    <style:style style:name="T56" style:family="text">
      <style:text-properties style:font-name="Monospace" fo:font-style="normal" fo:font-weight="bold" officeooo:rsid="06a40bbf" style:font-size-asian="10.5pt" style:font-style-asian="normal" style:font-weight-asian="bold" style:font-name-complex="David CLM" style:font-style-complex="normal" style:font-weight-complex="bold"/>
    </style:style>
    <style:style style:name="T57" style:family="text">
      <style:text-properties style:font-name="Monospace" fo:font-weight="normal" officeooo:rsid="06b125b5" style:font-size-asian="10.5pt" style:font-weight-asian="normal" style:font-name-complex="David CLM" style:font-weight-complex="normal"/>
    </style:style>
    <style:style style:name="T58" style:family="text">
      <style:text-properties style:font-name="Monospace" fo:font-weight="normal" officeooo:rsid="06e1c4be" style:font-size-asian="10.5pt" style:font-weight-asian="normal" style:font-name-complex="David CLM" style:font-weight-complex="normal"/>
    </style:style>
    <style:style style:name="T59" style:family="text">
      <style:text-properties style:font-name="Monospace" fo:font-weight="normal" officeooo:rsid="06dd2ff2" style:font-size-asian="10.5pt" style:font-weight-asian="normal" style:font-name-complex="David CLM" style:font-weight-complex="normal"/>
    </style:style>
    <style:style style:name="T60" style:family="text">
      <style:text-properties style:font-name="Monospace" fo:font-size="12pt" fo:language="en" fo:country="US" fo:font-style="normal" fo:font-weight="normal" officeooo:rsid="06d9b299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61" style:family="text">
      <style:text-properties fo:font-weight="normal" officeooo:rsid="06d9b299" style:font-weight-asian="normal" style:font-weight-complex="normal"/>
    </style:style>
    <style:style style:name="T62" style:family="text">
      <style:text-properties fo:font-weight="normal" officeooo:rsid="06dff67b" style:font-weight-asian="normal" style:font-weight-complex="normal"/>
    </style:style>
    <style:style style:name="T63" style:family="text">
      <style:text-properties style:font-name="Monospace" fo:font-size="12pt" fo:font-style="normal" fo:font-weight="normal" officeooo:rsid="06869a0a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64" style:family="text">
      <style:text-properties style:font-name="Monospace" fo:font-weight="normal" officeooo:rsid="068c8d95" style:font-size-asian="10.5pt" style:font-weight-asian="normal" style:font-name-complex="David CLM" style:font-weight-complex="normal"/>
    </style:style>
    <style:style style:name="T65" style:family="text">
      <style:text-properties style:font-name="Monospace" fo:font-size="12pt" fo:language="en" fo:country="US" fo:font-style="normal" fo:font-weight="normal" officeooo:rsid="06be1eb0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66" style:family="text">
      <style:text-properties style:font-name="Monospace" fo:language="en" fo:country="US" fo:font-weight="normal" officeooo:rsid="06cbaf94" style:font-size-asian="10.5pt" style:font-weight-asian="normal" style:font-name-complex="David CLM" style:font-weight-complex="normal"/>
    </style:style>
    <style:style style:name="T67" style:family="text">
      <style:text-properties style:font-name="David" fo:language="en" fo:country="US" fo:font-weight="normal" style:font-size-asian="10.5pt" style:font-weight-asian="normal" style:font-name-complex="David CLM" style:font-weight-complex="normal"/>
    </style:style>
    <style:style style:name="T68" style:family="text">
      <style:text-properties style:font-name="David" fo:language="en" fo:country="US" fo:font-weight="bold" style:font-size-asian="10.5pt" style:font-weight-asian="bold" style:font-name-complex="David CLM" style:font-weight-complex="bold"/>
    </style:style>
    <style:style style:name="T69" style:family="text">
      <style:text-properties style:font-name="David" fo:language="en" fo:country="US" fo:font-weight="normal" officeooo:rsid="06cd5b04" style:font-size-asian="10.5pt" style:font-weight-asian="normal" style:font-name-complex="David CLM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מטלה</text:span> –<text:span text:style-name="T2"> </text:span><text:span text:style-name="T3">תקצוב משתף רציף</text:span></text:h>
      <text:p text:style-name="P2">‫יש לענות על שאלה אחת לבחירתכם. שאלות או סעיפים עם כוכבית‬ מזכים <text:span text:style-name="T3">בניקוד כפול.</text:span></text:p>
      <text:p text:style-name="P2">‫יש להוכיח את נכונות התשובות. אפשר לכתוב אלגוריתם בפסאודו-קוד, אבל הוא צריך להיות מדוייק ‫ומפורט ברמה של שפת תיכנות.‬</text:p>
      <text:p text:style-name="P3"/>
      <text:p text:style-name="P4"><text:span text:style-name="T4">שאלה </text:span><text:span text:style-name="T5">1</text:span><text:span text:style-name="T6">:</text:span><text:span text:style-name="T4"> </text:span><text:span text:style-name="T7">תקציב </text:span><text:span text:style-name="T8">לקסימין-</text:span><text:span text:style-name="T7">אגליטרי</text:span></text:p>
      <text:p text:style-name="P5">הגדרה: <text:span text:style-name="T9">תקציב </text:span><text:span text:style-name="T10">לקסימין-</text:span><text:span text:style-name="T9">אגליטרי </text:span>הוא תקציב הממקסם את הערך הנמוך ביותר <text:span text:style-name="T11">של שחקן כלשהו:</text:span></text:p>
      <text:p text:style-name="P6">max[d] min[i] ui(d)</text:p>
      <text:p text:style-name="P5"><text:span text:style-name="T11">בכפוף לזה, הוא ממקסם את הערך השני הכי נמוך; וכו’.</text:span> </text:p>
      <text:p text:style-name="P5">לכל אחת מהתכונות למטה, הוכיחו שכל תקציב <text:span text:style-name="T11">לקסימין-</text:span>אגליטרי מקיים את התכונה הזאת, או הביאו דוגמה נגדית.</text:p>
      <text:p text:style-name="P5">א. הוגן ליחידים.</text:p>
      <text:p text:style-name="P5">ב. הוגן לקבוצות.</text:p>
      <text:p text:style-name="P5">ג. יעיל פארטו.</text:p>
      <text:p text:style-name="P5">ד. מגלה-אמת.</text:p>
      <text:p text:style-name="P5"/>
      <text:p text:style-name="P7"><text:span text:style-name="T4">שאלה </text:span><text:span text:style-name="T12">2</text:span><text:span text:style-name="T6">:</text:span><text:span text:style-name="T4"> </text:span><text:span text:style-name="T13">זכויות לפי גובה המס</text:span></text:p>
      <text:p text:style-name="P8">נניח שאזרח i משלם מס בגובה <text:span text:style-name="T14">C</text:span><text:span text:style-name="T15">i</text:span><text:span text:style-name="T16"> </text:span><text:span text:style-name="T17">(התקציב C שווה לסכום המיסים שמשלמים כל האזרחים). אנחנו רוצים להגדיר מערכת לחלוקת תקציב, שתתן זכויות רבות יותר לאזרחים המשלמים יותר מיסים. לדוגמה, ההגדרה של תכונת "</text:span><text:span text:style-name="T18">הוגנות</text:span><text:span text:style-name="T17"> ליחידים" תהיה: "התועלת של אזרח i היא לפחות C</text:span><text:span text:style-name="T19">i</text:span><text:span text:style-name="T17">".</text:span></text:p>
      <text:p text:style-name="P8"><text:span text:style-name="T17">א. </text:span><text:span text:style-name="T20">כתבו </text:span><text:span text:style-name="T17">הגדרה מוכללת </text:span><text:span text:style-name="T20">של תקציב הוגן לקבוצות, ושל תקציב פריק.</text:span></text:p>
      <text:p text:style-name="P9">ב. הוכיחו, שכל תקציב פריק הוא הוגן לקבוצות – בהתאם להגדרות של סעיף א.</text:p>
      <text:p text:style-name="P9">ג. נגדיר "תקציב נאש מוכלל" כתקציב d הממקסם את הסכום:</text:p>
      <text:p text:style-name="P10"><text:span text:style-name="T21">Sum[i=1,…,n] C</text:span><text:span text:style-name="T22">i</text:span><text:span text:style-name="T21"> * log(u</text:span><text:span text:style-name="T22">i</text:span><text:span text:style-name="T21">(d))</text:span></text:p>
      <text:p text:style-name="P8"><text:span text:style-name="T20">(מכפילים </text:span><text:span text:style-name="T23">את ה</text:span><text:span text:style-name="T20">לוג </text:span><text:span text:style-name="T23">של אזרח i </text:span><text:span text:style-name="T20">בגובה המס ששילם אזרח i).</text:span></text:p>
      <text:p text:style-name="P11"><text:span text:style-name="T21">הוכיחו שתקציב נאש מוכלל הוא פריק </text:span><text:span text:style-name="T24">(לפי ההגדרה של סעיף א)</text:span><text:span text:style-name="T21">.</text:span></text:p>
      <text:p text:style-name="P9"/>
      <text:p text:style-name="P12"><text:span text:style-name="T25">* </text:span><text:span text:style-name="T4">שאלה </text:span><text:span text:style-name="T26">3</text:span><text:span text:style-name="T6">:</text:span><text:span text:style-name="T4"> </text:span><text:span text:style-name="T26">תיכנות – תקציב </text:span><text:span text:style-name="T27">פריק</text:span></text:p>
      <text:p text:style-name="P13">כתבו פונקציה, <text:span text:style-name="T28">המקבלת תקציב כלשהו, ובודקת אם הוא פריק, ואם כן – מחזירה פירוק אחד שלו. </text:span>כותרת הפונקציה:</text:p>
      <text:p text:style-name="P14">def <text:span text:style-name="T28">find_decomposition</text:span>(</text:p>
      <text:p text:style-name="P15"><text:span text:style-name="T29"><text:tab/></text:span><text:span text:style-name="T30">budget: list[float], <text:s/></text:span><text:span text:style-name="T31"># ההקצאה לכל נושא לפי הסדר (0, 1, ...)</text:span></text:p>
      <text:p text:style-name="P16"><text:soft-page-break/><text:span text:style-name="T29"><text:tab/>preferences:</text:span><text:span text:style-name="T32">list</text:span><text:span text:style-name="T29">[</text:span><text:span text:style-name="T32">set</text:span><text:span text:style-name="T29">[</text:span><text:span text:style-name="T31">int</text:span><text:span text:style-name="T29">]</text:span><text:span text:style-name="T32">] <text:s/></text:span><text:span text:style-name="T31"># הנושאים שכל אזרח תומך בהם </text:span></text:p>
      <text:p text:style-name="P17"><text:tab/>)</text:p>
      <text:p text:style-name="P18">דוגמה לקלט:</text:p>
      <text:p text:style-name="P19">budget = [400, 50, 50, 0] <text:s text:c="2"/># נושא 0 קיבל 300, נושא 1 קיבל 100, וכו’</text:p>
      <text:p text:style-name="P19">preferences = [ {0,1}, {0,2}, {0,3}, {1,2}, {0} ]</text:p>
      <text:p text:style-name="P19"><text:tab/># שחקן א תומך בנושאים 0,1; שחקן ב תומך בנושאים 0,2; וכו’.</text:p>
      <text:p text:style-name="P18">במקרה זה התקציב פריק. דוגמה לפירוק: שחקנים א, ב, ג, ה תורמים 100 לנושא 0; שחקן ד תורם 50 לנושא 1 ו-50 לנושא 2.</text:p>
      <text:p text:style-name="P20"><text:span text:style-name="T33"/></text:p>
      <text:p text:style-name="P21"><text:span text:style-name="T4">שאלה </text:span><text:span text:style-name="T34">4</text:span><text:span text:style-name="T6">:</text:span><text:span text:style-name="T4"> </text:span><text:span text:style-name="T35">תועלת מינימום</text:span></text:p>
      <text:p text:style-name="P22"><text:span text:style-name="T36">בהרצאה הנחנו</text:span><text:span text:style-name="T37">,</text:span><text:span text:style-name="T36"> שהתועלת של כל תורם שווה ל</text:span><text:span text:style-name="T38">סכום </text:span><text:span text:style-name="T36">התרומות </text:span><text:span text:style-name="T39">לנושאים </text:span><text:span text:style-name="T40">שהוא תומך </text:span><text:span text:style-name="T41">בהם:</text:span></text:p>
      <text:p text:style-name="P23"><text:span text:style-name="T41">u</text:span><text:span text:style-name="T42">i</text:span><text:span text:style-name="T43">(d) = Sum[j=1,…,m;</text:span><text:span text:style-name="T44"> u</text:span><text:span text:style-name="T45">i,j</text:span><text:span text:style-name="T46">&gt;0</text:span><text:span text:style-name="T43">] d</text:span><text:span text:style-name="T42">j</text:span></text:p>
      <text:p text:style-name="P22"><text:span text:style-name="T47">לדוגמה, אם עמי תומך </text:span><text:span text:style-name="T48">בנושאים</text:span><text:span text:style-name="T41"> </text:span><text:span text:style-name="T47">א, ב, </text:span><text:span text:style-name="T39">נושא א מקבל </text:span><text:span text:style-name="T47">4000 </text:span><text:span text:style-name="T39">ו-</text:span><text:span text:style-name="T47">ב 2000, אז התועלת של עמי היא </text:span><text:span text:style-name="T49">6000</text:span><text:span text:style-name="T47">. </text:span></text:p>
      <text:p text:style-name="P22"><text:span text:style-name="T40">בשאלה זו, נניח שהתועלת של כל תורם שווה </text:span><text:span text:style-name="T50">לתרומה הקטנה ביותר </text:span><text:span text:style-name="T51">ל</text:span><text:span text:style-name="T52">נושא כלשהו </text:span><text:span text:style-name="T51">שהוא תומך בו</text:span><text:span text:style-name="T52">:</text:span></text:p>
      <text:p text:style-name="P24"><text:span text:style-name="T53">u</text:span><text:span text:style-name="T54">i</text:span><text:span text:style-name="T55">(d) = </text:span><text:span text:style-name="T56">Min</text:span><text:span text:style-name="T55">[j=1,…,m; u</text:span><text:span text:style-name="T54">i,j</text:span><text:span text:style-name="T46">&gt;0</text:span><text:span text:style-name="T55">] d</text:span><text:span text:style-name="T54">j</text:span></text:p>
      <text:p text:style-name="P25">בדוגמה למעלה, התועלת של עמי היא 2000.</text:p>
      <text:p text:style-name="P26"><text:span text:style-name="T57">נ</text:span><text:span text:style-name="T43">תונים 100 אזרחים ו-4 נושאים. 90 אזרחים תומכים בנושאים א,ב,ג; 10 אזרחים תומכים בנושאים ג,ד.</text:span></text:p>
      <text:p text:style-name="P27">א. הראו שהתקציב האנארכי הוא פריק אבל לא יעיל-פארטו.</text:p>
      <text:p text:style-name="P27">ב. הראו שהתקציב השווה (כל הנושאים מקבלים אותו סכום) יעיל-פארטו אבל לא פריק.</text:p>
      <text:p text:style-name="P28"><text:span text:style-name="T58">* </text:span><text:span text:style-name="T43">ג. </text:span><text:span text:style-name="T59">מצאו תקציב שהוא גם יעיל פארטו וגם פריק.</text:span></text:p>
      <text:p text:style-name="P29"/>
      <text:p text:style-name="P30"><text:span text:style-name="T4">שאלה </text:span><text:span text:style-name="T60">5</text:span><text:span text:style-name="T6">:</text:span><text:span text:style-name="T4"> </text:span><text:span text:style-name="T61">מונוטוניות של אלגוריתמי תקצוב</text:span></text:p>
      <text:p text:style-name="P31"><text:span text:style-name="T4">אלגוריתם לחלוקת תקציב רציף נקרא </text:span><text:span text:style-name="T9">מונוטוני</text:span><text:span text:style-name="T4"> אם, כשמפעילים אותו עם תקציב גדול יותר, וההצבעות של כל האזרחים לא משתנות, ההקצאה לכל אחד מהנושאים לא קטנה. לכל אחד מהאלגוריתמים הבאים, הוכיחו שהוא מונוטוני, או הביאו דוגמה נגדית:</text:span></text:p>
      <text:p text:style-name="P32">א. אוטיליטרי;</text:p>
      <text:p text:style-name="P32">ב. אוטיליטרי על תנאי;</text:p>
      <text:p text:style-name="P31"><text:span text:style-name="T62">* </text:span><text:span text:style-name="T4">ג. נאש (מיקסום המכפלה).</text:span></text:p>
      <text:p text:style-name="P33"><text:span text:style-name="T42"/></text:p>
      <text:p text:style-name="P34"><text:span text:style-name="T63"/></text:p>
      <text:p text:style-name="P35"><text:soft-page-break/><text:span text:style-name="T64">* שאלה </text:span><text:span text:style-name="T65">6</text:span><text:span text:style-name="T6">:</text:span><text:span text:style-name="T64"> </text:span><text:span text:style-name="T66">מונוטוניות של שיטת החלקים השוים – ללא שבירת שיויון</text:span></text:p>
      <text:p text:style-name="P36">שאלה 4 במטלה הקודמת היתה למצוא דוגמה המראה, ששיטת החלקים השוים לבחירת ועדה אינה מונוטונית. בכל הפתרונות שהוגשו, הדוגמאות הסתמכו על שבירת שיויון מסוימת באלגוריתם עצמו או בשלב האחרון (של החלוקה שרירותית).</text:p>
      <text:p text:style-name="P37"><text:span text:style-name="T67"/></text:p>
      <text:p text:style-name="P37"><text:span text:style-name="T67">מצאו דוגמה </text:span><text:span text:style-name="T68">שאינה </text:span><text:span text:style-name="T67">תלויה בשבירת שיוויון או בחלוקה שרירותית כלשהי, כלומר, בכל שלב יש רק מועמד אחד שאפשר לבחור </text:span><text:span text:style-name="T69">לפי כללי האלגוריתם</text:span><text:span text:style-name="T67">, ובסוף </text:span><text:span text:style-name="T69">התהליך </text:span><text:span text:style-name="T67">נבחרים k מועמדים.</text:span></text:p>
      <text:p text:style-name="P37"><text:span text:style-name="T6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roman" style:font-pitch="variable"/>
    <style:font-face style:name="David" svg:font-family="David" style:font-family-generic="roman" style:font-pitch="variable"/>
    <style:font-face style:name="David CLM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riam" svg:font-family="Miriam" style:font-family-generic="system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chapter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chapter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chapter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Calibri" style:font-family-asian="Calibri" style:font-family-generic-asian="system" style:font-pitch-asian="variable" style:font-size-asian="10pt" style:language-asian="en" style:country-asian="US" style:font-name-complex="Miriam" style:font-family-complex="Miriam" style:font-family-generic-complex="system" style:font-pitch-complex="variable" style:font-size-complex="10pt" style:language-complex="he" style:country-complex="I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1-04T18:18:28.350895855</meta:creation-date>
    <meta:generator>LibreOffice/25.2.2.2$Windows_X86_64 LibreOffice_project/7370d4be9e3cf6031a51beef54ff3bda878e3fac</meta:generator>
    <dc:date>2025-05-26T11:32:50.598631800</dc:date>
    <meta:editing-duration>P12DT1H37M</meta:editing-duration>
    <meta:editing-cycles>1582</meta:editing-cycles>
    <meta:document-statistic meta:table-count="0" meta:image-count="0" meta:object-count="0" meta:page-count="3" meta:paragraph-count="52" meta:word-count="561" meta:character-count="3089" meta:non-whitespace-character-count="2569"/>
  </office:meta>
</office:document-meta>
</file>